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6"/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weight="bold"/>
    </style:style>
    <style:style style:name="P4" style:family="paragraph" style:parent-style-name="Standard">
      <style:text-properties style:font-name="Calibri" fo:font-weight="bold" style:font-weight-asian="bold" style:font-weight-complex="bold"/>
    </style:style>
    <style:style style:name="P5" style:family="paragraph" style:parent-style-name="Standard" style:list-style-name="L4">
      <style:text-properties style:font-name="Calibri" fo:font-weight="bold" style:font-weight-asian="bold" style:font-weight-complex="bold"/>
    </style:style>
    <style:style style:name="P6" style:family="paragraph" style:parent-style-name="Standard" style:list-style-name="L5">
      <style:text-properties style:font-name="Calibri" fo:font-weight="bold" style:font-weight-asian="bold" style:font-weight-complex="bold"/>
    </style:style>
    <style:style style:name="P7" style:family="paragraph" style:parent-style-name="Standard" style:list-style-name="L6">
      <style:text-properties style:font-name="Calibri" fo:font-weight="bold" style:font-weight-asian="bold" style:font-weight-complex="bold"/>
    </style:style>
    <style:style style:name="P8" style:family="paragraph" style:parent-style-name="Standard">
      <style:text-properties style:font-name="Calibri" style:text-underline-style="none" fo:font-weight="bold" style:font-weight-asian="bold" style:font-weight-complex="bold"/>
    </style:style>
    <style:style style:name="P9" style:family="paragraph" style:parent-style-name="Standard" style:list-style-name="L3">
      <style:text-properties style:font-name="Calibri"/>
    </style:style>
    <style:style style:name="P10" style:family="paragraph" style:parent-style-name="Standard" style:list-style-name="L4">
      <style:text-properties style:font-name="Calibri"/>
    </style:style>
    <style:style style:name="P11" style:family="paragraph" style:parent-style-name="Standard" style:list-style-name="L5">
      <style:text-properties style:font-name="Calibri"/>
    </style:style>
    <style:style style:name="P12" style:family="paragraph" style:parent-style-name="Standard" style:list-style-name="L6">
      <style:text-properties style:font-name="Calibri"/>
    </style:style>
    <style:style style:name="P13" style:family="paragraph" style:parent-style-name="Standard" style:list-style-name="L6">
      <style:text-properties style:font-name="Calibri" fo:font-style="normal" style:font-style-asian="normal" style:font-style-complex="normal"/>
    </style:style>
    <style:style style:name="P14" style:family="paragraph" style:parent-style-name="Standard" style:list-style-name="L6">
      <style:text-properties style:font-name="Calibri" fo:font-weight="normal" style:font-weight-asian="normal" style:font-weight-complex="normal"/>
    </style:style>
    <style:style style:name="P15" style:family="paragraph" style:parent-style-name="Standard" style:list-style-name="L2">
      <style:paragraph-properties fo:margin-top="0cm" fo:margin-bottom="0.499cm"/>
      <style:text-properties style:font-name="Calibri"/>
    </style:style>
    <style:style style:name="P16" style:family="paragraph" style:parent-style-name="Standard" style:list-style-name="L2">
      <style:paragraph-properties fo:margin-top="0cm" fo:margin-bottom="0.499cm"/>
      <style:text-properties style:font-name="Calibri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UCC committee meeting 24 September 2013</text:p>
      <text:p text:style-name="P3"/>
      <text:p text:style-name="P4"/>
      <text:p text:style-name="P8">Present:</text:p>
      <text:p text:style-name="P2">Aiora, Anya, Adrian, Bela, Cormac, David M, David W (on Skype), Nial</text:p>
      <text:p text:style-name="P2"/>
      <text:p text:style-name="P8">Apologies for absence: </text:p>
      <text:p text:style-name="P2"><text:tab/>Alex Crow</text:p>
      <text:p text:style-name="P2"><text:tab/>Xian Jie <text:s text:c="2"/>(happy to help out with freshers fair or organizing the novice trips)</text:p>
      <text:p text:style-name="P2"><text:tab/>Djuke</text:p>
      <text:p text:style-name="P2"/>
      <text:p text:style-name="P2"/>
      <text:list xml:id="list40338246" text:style-name="L3">
        <text:list-item>
          <text:p text:style-name="P9"><text:span text:style-name="T4">Freshers fair 8-9 October</text:span><text:line-break/>Cormac organising volunteers to man the stall</text:p>
          <text:p text:style-name="P9">Volunteers – Aiora, Anya, Nial, Bela, David Walker, </text:p>
          <text:p text:style-name="P9">Other possible people: Tina, Jess, Andrew, Wookey, Dan …?</text:p>
          <text:p text:style-name="P9">Try to do 2 people in longer shift </text:p>
          <text:p text:style-name="P9"/>
          <text:p text:style-name="P9">Aiora designing flyers <text:s/>w/calendar (cf. Below for dates)</text:p>
          <text:p text:style-name="P9">Aiora designing poster </text:p>
          <text:p text:style-name="P9">- look up size of stall</text:p>
          <text:p text:style-name="P9">David M: Soc Syndicate can provide funds for printing → David to send Aiora details re: application</text:p>
          <text:p text:style-name="P9"/>
          <text:p text:style-name="P9">- bring caving gear, poster, jounals, naked calendar</text:p>
          <text:p text:style-name="P9"/>
          <text:p text:style-name="P9">Bela to forward details re:stall location &amp; schedule when CUSU get themselves sorted</text:p>
        </text:list-item>
      </text:list>
      <text:p text:style-name="P2"/>
      <text:list xml:id="list40414081" text:style-name="L4">
        <text:list-item>
          <text:p text:style-name="P5">Squash 6-10pm on Tuesday 15th October</text:p>
          <text:p text:style-name="P10">Cormac: presentation</text:p>
          <text:p text:style-name="P10">Nial to forward last year's presentation to Cormac</text:p>
          <text:p text:style-name="P10">Bela: print fliers and sign up sheets</text:p>
          <text:p text:style-name="P10">Adrian doing food</text:p>
        </text:list-item>
      </text:list>
      <text:p text:style-name="P2"/>
      <text:list xml:id="list40448855" text:style-name="L5">
        <text:list-item>
          <text:p text:style-name="P6">Caving trips this term:</text:p>
          <text:p text:style-name="P11">- Trips booked (thanks, Anya!): </text:p>
          <text:p text:style-name="P11">19/20 <text:s/>October<text:tab/><text:tab/><text:tab/><text:tab/>Nial<text:tab/><text:tab/>Anya can come</text:p>
          <text:p text:style-name="P11">26/27 October freshers trip to Peak district <text:tab/>Adrian</text:p>
          <text:p text:style-name="P11"><text:tab/>Get to TSG early, it's overbooked! </text:p>
          <text:list>
            <text:list-item>
              <text:list>
                <text:list-header>
                  <text:p text:style-name="P11">David M, Aiora, Bela, will go caving to one of the freshers trips</text:p>
                </text:list-header>
              </text:list>
            </text:list-item>
          </text:list>
          <text:p text:style-name="P11"><text:s/><text:line-break/>8/10 November South Wales<text:tab/><text:tab/><text:tab/>Adrian<text:line-break/></text:p>
          <text:p text:style-name="P11">22/24 CHECC<text:tab/><text:tab/><text:tab/><text:tab/><text:tab/>Anya <text:line-break/></text:p>
          <text:p text:style-name="P11">29/1 December Yorkshire – Varsity at Bull Pot Farm booked by Olaf – Matt? </text:p>
          <text:list>
            <text:list-item>
              <text:list>
                <text:list-header>
                  <text:p text:style-name="P11">Permits: Lancaster hole, County Pot, Lost John's Bar pot, Wretched rabbit &amp; Pool sink, Short drop and Gavel</text:p>
                </text:list-header>
              </text:list>
            </text:list-item>
          </text:list>
        </text:list-item>
      </text:list>
      <text:p text:style-name="P2"/>
      <text:p text:style-name="P2"><text:soft-page-break/><text:tab/>(It was Adrian's birthday last week – all wish him happy birthday!</text:p>
      <text:p text:style-name="P2"><text:tab/>He can drive a minivan with people should we be short of drivers.</text:p>
      <text:p text:style-name="P2"><text:tab/>It was Aiora's birthday too - happy birthday!)</text:p>
      <text:p text:style-name="P2"/>
      <text:list xml:id="list40512624" text:style-name="L6">
        <text:list-item>
          <text:p text:style-name="P7">Socials</text:p>
          <text:p text:style-name="P12">Bletchley Park trip - David M? - Went in the summer vacation. They had fun.</text:p>
          <text:p text:style-name="P12">Cormac to organise going to various restaurants in Cambridge (including Polonia!)</text:p>
          <text:p text:style-name="P12">Watch crappy caving films </text:p>
          <text:p text:style-name="P12">Pool party in Corpus </text:p>
          <text:p text:style-name="P12">Olaf to talk about Uzbekistan?</text:p>
          <text:p text:style-name="P13">Cormac to send social calendar to Aiora to be included in the freshers flyer</text:p>
          <text:p text:style-name="P12"/>
          <text:p text:style-name="P12">Castle climbing trip – Aiora to organise on a non-caving Saturday</text:p>
          <text:p text:style-name="P12"/>
          <text:p text:style-name="P14">Pub meet: </text:p>
          <text:p text:style-name="P12">Bela: the Mill is booked for us 9pm Tuesdays from the start of term until further notice</text:p>
          <text:p text:style-name="P12"/>
          <text:p text:style-name="P12">Nial: proposal to move pubmeet to Monday dinnertime – the Red Bull or alternate Red Bull/Mill? Discuss later in the year.</text:p>
          <text:p text:style-name="P12"/>
        </text:list-item>
      </text:list>
      <text:list xml:id="list40308929" text:style-name="L2">
        <text:list-item>
          <text:p text:style-name="P15"><text:span text:style-name="T4">Annual dinner</text:span><text:line-break/>David M to book in St Edmund's at end of Lent</text:p>
        </text:list-item>
        <text:list-item>
          <text:p text:style-name="P16">Training</text:p>
          <text:p text:style-name="P15">We do not have a training officer as Alex is moving away from Cambridge; share responsibilities among committee members for now</text:p>
          <text:p text:style-name="P15">Bela to book and get keys; book as many sessions as possible; try any day</text:p>
          <text:p text:style-name="P15">Adrian can set up ropes</text:p>
        </text:list-item>
        <text:list-item>
          <text:p text:style-name="P16">Other business? </text:p>
          <text:p text:style-name="P15">Adrian to spend £250 on lamps</text:p>
          <text:p text:style-name="P15">Club budget to cover a copy of a committee photo</text:p>
          <text:p text:style-name="P15">All go to the pub. (David M attempts to go the lab, but comes to the pub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la Dimova</meta:initial-creator>
    <meta:creation-date>2013-09-24T19:46:59.95</meta:creation-date>
    <dc:date>2013-09-25T16:19:24.73</dc:date>
    <dc:creator>Bela Dimova</dc:creator>
    <meta:editing-duration>PT6M4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2" meta:paragraph-count="55" meta:word-count="477" meta:character-count="2691"/>
  </office:meta>
</office:document-meta>
</file>